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here exist a lot of <text:span text:style-name="T1">cryptocurrencies</text:span> on the Ethereum blockchain</text:p>
              </text:list-item>
              <text:list-item>
                <text:p>What about <text:span text:style-name="T1">cryptoshares</text:span> = ownership of an organ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Company:</text:span> an organisation with multiple stakeholders</text:p>
              </text:list-item>
              <text:list-item>
                <text:p><text:span text:style-name="T1">Share:</text:span><text:span text:style-name="T2"> partial ownership of an organisation</text:span></text:p>
              </text:list-item>
              <text:list-item>
                <text:p><text:span text:style-name="T1">Shareholder:</text:span> someone who controls shares</text:p>
              </text:list-item>
              <text:list-item>
                <text:p><text:span text:style-name="T1">Exchange:</text:span> a place where shares are traded</text:p>
              </text:list-item>
              <text:list-item>
                <text:p><text:span text:style-name="T1">Scrutineer:</text:span><text:span text:style-name="T2"> a place where votes are regist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Shareholders</text:span> own part of a <text:span text:style-name="T1">company</text:span> through the <text:span text:style-name="T1">shares</text:span> they hold</text:p>
              </text:list-item>
              <text:list-item>
                <text:p><text:span text:style-name="T1">Shareholders</text:span><text:span text:style-name="T2"> buy and sell </text:span><text:span text:style-name="T1">shares</text:span><text:span text:style-name="T2"> through an </text:span><text:span text:style-name="T1">exchange</text:span></text:p>
              </text:list-item>
              <text:list-item>
                <text:p><text:span text:style-name="T1">Shareholders</text:span> make important decisions through votes that are proportional to the number of <text:span text:style-name="T1">shares</text:span> they own</text:p>
              </text:list-item>
              <text:list-item>
                <text:p>A <text:span text:style-name="T1">Scrutineer</text:span><text:span text:style-name="T2"> validates decisions made by </text:span><text:span text:style-name="T1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company <text:span text:style-name="T1">issues shares</text:span> that it can <text:span text:style-name="T1">sell</text:span> on an exchange to raise funds</text:p>
              </text:list-item>
              <text:list-item>
                <text:p><text:span text:style-name="T3">A </text:span>company <text:span text:style-name="T1">repurchases its own shares</text:span> from shareholders that want to reduce their stake in the company and <text:span text:style-name="T1">may destroy</text:span> the repurchased shares</text:p>
              </text:list-item>
              <text:list-item>
                <text:p><text:span text:style-name="T3">A </text:span>company <text:span text:style-name="T1">distributes dividends</text:span><text:span text:style-name="T2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4">Company:</text:span><text:span text:style-name="T3"> </text:span>represented by an account</text:p>
              </text:list-item>
              <text:list-item>
                <text:p><text:span text:style-name="T1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1">Shareholder:</text:span> represented by an account</text:p>
              </text:list-item>
              <text:list-item>
                <text:p><text:span text:style-name="T1">Exchange:</text:span><text:span text:style-name="T2"> decentralized smart contract</text:span></text:p>
              </text:list-item>
              <text:list-item>
                <text:p><text:span text:style-name="T1">Scrutineer:</text:span><text:span text:style-name="T2"> decentralized smart contr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mart contract for</text:p>
                <text:list>
                  <text:list-item>
                    <text:p><text:span text:style-name="T1">Shares:</text:span> just a reference smart contract, but any ERC20 token would do</text:p>
                  </text:list-item>
                  <text:list-item>
                    <text:p><text:span text:style-name="T1">Scrutineer:</text:span> just a reference smart contract that can be used by the shares smart contract to control the actions of the shares smart contract</text:p>
                  </text:list-item>
                  <text:list-item>
                    <text:p><text:span text:style-name="T1">Exchange:</text:span> crucial for trading shares and subject to more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Kinds of Exchange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Order book</text:span> exchange versus <text:span text:style-name="T1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quidity Pool Exchange - Problem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How does a <text:span text:style-name="T1">public offering</text:span> to raise money work?</text:p>
              </text:list-item>
              <text:list-item>
                <text:p text:style-name="P1">The <text:span text:style-name="T1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1">impermanent loss</text:span> with volatile assets and do not work well with non-volatile assets</text:p>
              </text:list-item>
              <text:list-item>
                <text:p text:style-name="P1"><text:span text:style-name="T1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3">Traders inject X in Bob’s liquidity pool and extract Y from it until </text:span><text:span text:style-name="T3">there are twice as many X as Y. <text:s/>For Bob’s liquidity pool:</text:span><text:span text:style-name="T3"><text:line-break/></text:span><text:span text:style-name="T3">X*Y = 10 000, thus Bob keeps </text:span>141.42… <text:span text:style-name="T2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quidit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Liquidity pools were invented to stimulate the amount that can be traded = liquidity</text:p>
              </text:list-item>
              <text:list-item>
                <text:p>Liquidity pools may be a solution for some, but because of its inherent problems, it is not a solution for all</text:p>
              </text:list-item>
              <text:list-item>
                <text:p>Order books do not suffer from the inherent problems of liquidity pools, though may suffer from a lack of liquidity</text:p>
              </text:list-item>
              <text:list-item>
                <text:p>We can create an order book exchange, which is still the best way for companies to raise funds. <text:s/>We can try to incentivize liquidity through some meas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If we end up with more A tokens than we started, we earned A toke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3">Swapping multiple tokens offers an arbitrage opportunity only if there exists an arbitrage opportunity between only 3 of the tokens</text:p>
              </text:list-item>
              <text:list-item>
                <text:p text:style-name="P3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1">we lose &gt; 49 A</text:span></text:p>
                  </text:list-item>
                  <text:list-item>
                    <text:p text:style-name="P4">100 A → 100 C →140 B → 14*11 A = 154 A,<text:span text:style-name="T2"> </text:span><text:span text:style-name="T1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im of This Projec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is project aims to provide:</text:p>
                <text:list>
                  <text:list-item>
                    <text:p>A reference implementation for a scrutineer smart contract</text:p>
                  </text:list-item>
                  <text:list-item>
                    <text:p>A reference implementation for a shares smart contract. <text:s/>A company (represented by an address) controls the shares smart contract and can issue shares, sell them on an exchange, buy them back and destroy own shares in possession. <text:s/>It can also distribute tokens in possession as dividends to shareholders. <text:s/>All these actions require approval of the shareholders in the scrutineer smart contract.</text:p>
                  </text:list-item>
                  <text:list-item>
                    <text:p>A reference implementation of an order book decentralized exchange that asks no fees for trades and that provides functionality to detect arbitrage opportunities between any 3 different token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inal Considerat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is project explores a technical solution for cryptoshares</text:p>
              </text:list-item>
              <text:list-item>
                <text:p>For cryptoshares to work, also legal requirements may have to be satisfied</text:p>
              </text:list-item>
              <text:list-item>
                <text:p>Such legal requirements are outside the scope of this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3H22M11S</meta:editing-duration>
    <meta:editing-cycles>91</meta:editing-cycles>
    <meta:generator>LibreOffice/7.2.7.2$Linux_X86_64 LibreOffice_project/20$Build-2</meta:generator>
    <dc:title>Blue Curve</dc:title>
    <dc:date>2022-06-01T22:17:06.362440966</dc:date>
    <meta:document-statistic meta:object-count="106"/>
  </office:meta>
</office:document-meta>
</file>